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9cm"/>
    </style:style>
    <style:style style:name="Таблица1.B" style:family="table-column">
      <style:table-column-properties style:column-width="0.496cm"/>
    </style:style>
    <style:style style:name="Таблица1.C" style:family="table-column">
      <style:table-column-properties style:column-width="4.974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7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 fo:line-height="115%" fo:orphans="0" fo:widows="0"/>
      <style:text-properties fo:font-weight="normal" officeooo:paragraph-rsid="001f7bb7" style:language-asian="en" style:country-asian="US" style:font-weight-asian="normal" style:font-size-complex="16pt"/>
    </style:style>
    <style:style style:name="P2" style:family="paragraph" style:parent-style-name="Heading_20_3">
      <style:paragraph-properties fo:margin-top="0.212cm" fo:margin-bottom="0cm" style:contextual-spacing="false" fo:line-height="115%" fo:orphans="0" fo:widows="0"/>
      <style:text-properties fo:font-size="12pt" fo:language="ru" fo:country="RU" officeooo:paragraph-rsid="001f7bb7" style:font-size-asian="12pt" style:language-asian="en" style:country-asian="US" style:font-size-complex="12pt"/>
    </style:style>
    <style:style style:name="P3" style:family="paragraph" style:parent-style-name="Heading_20_3">
      <style:paragraph-properties fo:margin-top="0.423cm" fo:margin-bottom="0cm" style:contextual-spacing="false" fo:line-height="115%" fo:orphans="0" fo:widows="0"/>
      <style:text-properties fo:font-size="14pt" officeooo:paragraph-rsid="001f7bb7" style:font-size-asian="14pt" style:language-asian="en" style:country-asian="US" style:font-size-complex="14pt"/>
    </style:style>
    <style:style style:name="P4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style:font-name="Times New Roman" fo:font-size="12pt" officeooo:paragraph-rsid="001f7bb7" style:font-size-asian="12pt" style:font-name-complex="Times New Roman1" style:font-size-complex="12pt"/>
    </style:style>
    <style:style style:name="P5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style:font-name="Times New Roman" fo:font-size="12pt" officeooo:paragraph-rsid="001f7bb7" style:font-size-asian="12pt" style:font-name-complex="Times New Roman1" style:font-size-complex="12pt"/>
    </style:style>
    <style:style style:name="P6" style:family="paragraph" style:parent-style-name="Standard">
      <style:paragraph-properties fo:margin-left="-0.191cm" fo:margin-right="0cm" fo:margin-top="0cm" fo:margin-bottom="0.353cm" style:contextual-spacing="false" fo:orphans="0" fo:widows="0" fo:text-indent="0cm" style:auto-text-indent="false"/>
      <style:text-properties style:font-name="Times New Roman" fo:font-size="12pt" officeooo:paragraph-rsid="001f7bb7" style:font-size-asian="12pt" style:font-name-complex="Times New Roman1" style:font-size-complex="12pt"/>
    </style:style>
    <style:style style:name="P7" style:family="paragraph" style:parent-style-name="Standard">
      <style:text-properties style:font-name="Times New Roman" fo:font-size="12pt" officeooo:paragraph-rsid="001f7bb7" style:font-size-asian="12pt" style:font-name-complex="Times New Roman1" style:font-size-complex="12pt"/>
    </style:style>
    <style:style style:name="P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Times New Roman" fo:font-size="12pt" officeooo:paragraph-rsid="001f7bb7" style:font-size-asian="12pt" style:font-name-complex="Times New Roman1" style:font-size-complex="12pt"/>
    </style:style>
    <style:style style:name="P9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style:font-name="Times New Roman" fo:font-size="12pt" officeooo:rsid="001f7bb7" officeooo:paragraph-rsid="001f7bb7" style:font-size-asian="12pt" style:font-name-complex="Times New Roman1" style:font-size-complex="12pt"/>
    </style:style>
    <style:style style:name="P10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style:font-name="Times New Roman" fo:font-size="12pt" fo:language="ru" fo:country="RU" officeooo:paragraph-rsid="001f7bb7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.353cm" style:contextual-spacing="false" fo:line-height="0.318cm" fo:text-align="center" style:justify-single-word="false" fo:orphans="0" fo:widows="0"/>
      <style:text-properties style:font-name="Times New Roman" fo:font-size="10pt" officeooo:paragraph-rsid="001f7bb7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.353cm" style:contextual-spacing="false" fo:line-height="0.318cm" fo:orphans="0" fo:widows="0"/>
      <style:text-properties style:font-name="Times New Roman" officeooo:paragraph-rsid="001f7bb7" style:font-name-complex="Times New Roman1"/>
    </style:style>
    <style:style style:name="P13" style:family="paragraph" style:parent-style-name="Standard">
      <style:paragraph-properties fo:text-align="center" style:justify-single-word="false" fo:orphans="0" fo:widows="0"/>
      <style:text-properties officeooo:paragraph-rsid="001f7bb7"/>
    </style:style>
    <style:style style:name="P14" style:family="paragraph" style:parent-style-name="Standard">
      <style:paragraph-properties fo:margin-top="0.847cm" fo:margin-bottom="0.353cm" style:contextual-spacing="false" fo:text-align="center" style:justify-single-word="false" fo:orphans="0" fo:widows="0"/>
      <style:text-properties officeooo:paragraph-rsid="001f7bb7"/>
    </style:style>
    <style:style style:name="P15" style:family="paragraph" style:parent-style-name="Standard">
      <style:paragraph-properties fo:margin-top="0.212cm" fo:margin-bottom="0.353cm" style:contextual-spacing="false" fo:text-align="center" style:justify-single-word="false" fo:orphans="0" fo:widows="0"/>
      <style:text-properties officeooo:paragraph-rsid="001f7bb7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officeooo:paragraph-rsid="001f7bb7"/>
    </style:style>
    <style:style style:name="P17" style:family="paragraph" style:parent-style-name="Standard">
      <style:paragraph-properties fo:margin-top="2.117cm" fo:margin-bottom="0.353cm" style:contextual-spacing="false" fo:orphans="0" fo:widows="0"/>
      <style:text-properties officeooo:paragraph-rsid="001f7bb7"/>
    </style:style>
    <style:style style:name="P18" style:family="paragraph" style:parent-style-name="Standard">
      <style:paragraph-properties fo:margin-top="0.212cm" fo:margin-bottom="0.353cm" style:contextual-spacing="false" fo:line-height="150%" fo:orphans="0" fo:widows="0"/>
      <style:text-properties officeooo:paragraph-rsid="001f7bb7"/>
    </style:style>
    <style:style style:name="P19" style:family="paragraph" style:parent-style-name="Standard">
      <style:paragraph-properties fo:margin-top="2.963cm" fo:margin-bottom="0.353cm" style:contextual-spacing="false" fo:line-height="150%" fo:orphans="0" fo:widows="0"/>
      <style:text-properties officeooo:paragraph-rsid="001f7bb7"/>
    </style:style>
    <style:style style:name="P20" style:family="paragraph" style:parent-style-name="Standard">
      <style:paragraph-properties fo:margin-top="0cm" fo:margin-bottom="0.353cm" style:contextual-spacing="false" fo:line-height="0.318cm" fo:text-align="center" style:justify-single-word="false" fo:orphans="0" fo:widows="0"/>
      <style:text-properties fo:font-size="10pt" officeooo:paragraph-rsid="001f7bb7" style:font-size-asian="10pt" style:font-size-complex="10pt"/>
    </style:style>
    <style:style style:name="P21" style:family="paragraph" style:parent-style-name="Standard">
      <style:paragraph-properties fo:margin-top="0cm" fo:margin-bottom="0.353cm" style:contextual-spacing="false" fo:line-height="0.318cm" fo:orphans="0" fo:widows="0"/>
      <style:text-properties officeooo:paragraph-rsid="001f7bb7"/>
    </style:style>
    <style:style style:name="P22" style:family="paragraph" style:parent-style-name="Text_20_body">
      <style:paragraph-properties fo:margin-top="1.693cm" fo:margin-bottom="0cm" style:contextual-spacing="false" fo:line-height="115%" fo:orphans="0" fo:widows="0"/>
      <style:text-properties officeooo:paragraph-rsid="001f7bb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f7bb7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language-asian="en" style:country-asian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en" style:country-asian="US"/>
    </style:style>
    <style:style style:name="T5" style:family="text">
      <style:text-properties fo:language="en" fo:country="US" officeooo:rsid="001f7bb7"/>
    </style:style>
    <style:style style:name="T6" style:family="text">
      <style:text-properties fo:language="ru" fo:country="RU"/>
    </style:style>
    <style:style style:name="T7" style:family="text">
      <style:text-properties officeooo:rsid="001f7bb7"/>
    </style:style>
    <style:style style:name="T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ГУАП</text:span></text:p>
      <text:p text:style-name="P14"><text:span text:style-name="T1">КАФЕДРА № 34</text:span></text:p>
      <text:p text:style-name="P17"><text:span text:style-name="T1">ОТЧЕТ <text:line-break/>ЗАЩИЩЕН С ОЦЕНКОЙ</text:span></text:p>
      <text:p text:style-name="P18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Старший преподаватель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5">Жиданов К.А.</text:p>
          </table:table-cell>
        </table:table-row>
        <table:table-row table:style-name="Таблица1.1">
          <table:table-cell table:style-name="Таблица1.B1" office:value-type="string">
            <text:p text:style-name="P11">должность, уч. степень, звание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1">подпись, дата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1">инициалы, фамилия</text:p>
          </table:table-cell>
        </table:table-row>
      </table:table>
      <text:p text:style-name="P23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2"><text:span text:style-name="T2">ОТЧЕТ О ЛАБОРАТОРНОЙ РАБОТЕ</text:span><text:span text:style-name="T4"> </text:span><text:span text:style-name="T2">№2<text:line-break/></text:span>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1"/>
          </table:table-cell>
        </table:table-row>
        <table:table-row table:style-name="Таблица2.1">
          <table:table-cell table:style-name="Таблица2.A1" office:value-type="string">
            <text:h text:style-name="P2" text:outline-level="3">по курсу: 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3"><text:span text:style-name="T6">ЯЗЫКИ ПРОГРАММИРОВАНИЯ</text:span></text:h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</table:table-row>
      </table:table>
      <text:p text:style-name="P19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СТУДЕНТ ГР.</text:p>
          </table:table-cell>
          <table:table-cell table:style-name="Таблица3.B1" office:value-type="string">
            <text:p text:style-name="P5">3145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10"><text:s text:c="3"/><text:span text:style-name="T7">гул</text:span> <text:s text:c="4"/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9">Н.Т.Гуляев</text:p>
          </table:table-cell>
        </table:table-row>
        <table:table-row table:style-name="Таблица3.1">
          <table:table-cell table:style-name="Таблица3.C1" office:value-type="string">
            <text:p text:style-name="P20"/>
          </table:table-cell>
          <table:table-cell table:style-name="Таблица3.B2" office:value-type="string">
            <text:p text:style-name="P21"/>
          </table:table-cell>
          <table:table-cell table:style-name="Таблица3.C1" office:value-type="string">
            <text:p text:style-name="P21"/>
          </table:table-cell>
          <table:table-cell table:style-name="Таблица3.D2" office:value-type="string">
            <text:p text:style-name="P11">подпись, дата</text:p>
          </table:table-cell>
          <table:table-cell table:style-name="Таблица3.C1" office:value-type="string">
            <text:p text:style-name="P12"/>
          </table:table-cell>
          <table:table-cell table:style-name="Таблица3.C1" office:value-type="string">
            <text:p text:style-name="P11">инициалы, фамилия</text:p>
          </table:table-cell>
        </table:table-row>
      </table:table>
      <text:p text:style-name="P7"/>
      <text:p text:style-name="P7"/>
      <text:p text:style-name="P7"/>
      <text:p text:style-name="P7"/>
      <text:p text:style-name="P8"><text:soft-page-break/><text:line-break/><text:span text:style-name="T8">// Created by user_1 on 26.02.2022.</text:span><text:line-break/><text:span text:style-name="T8">//</text:span><text:line-break/><text:span text:style-name="T9">#include </text:span><text:span text:style-name="T10">&lt;stdio.h&gt;</text:span><text:line-break/><text:span text:style-name="T9">#include </text:span><text:span text:style-name="T10">&lt;math.h&gt;</text:span><text:line-break/><text:line-break/><text:span text:style-name="T11">double </text:span><text:span text:style-name="T12">e_x</text:span><text:span text:style-name="T13">(</text:span><text:span text:style-name="T11">double </text:span><text:span text:style-name="T13">x){</text:span><text:line-break/><text:span text:style-name="T13"> <text:s text:c="3"/></text:span><text:span text:style-name="T11">const int </text:span><text:span text:style-name="T13">N = </text:span><text:span text:style-name="T14">100000</text:span><text:span text:style-name="T11">;</text:span><text:line-break/><text:span text:style-name="T11"> <text:s text:c="3"/>int </text:span><text:span text:style-name="T13">counter = </text:span><text:span text:style-name="T14">2</text:span><text:span text:style-name="T11">;</text:span><text:line-break/><text:span text:style-name="T11"> <text:s text:c="3"/>double </text:span><text:span text:style-name="T13">sum</text:span><text:span text:style-name="T11">, </text:span><text:span text:style-name="T13">factorial</text:span><text:span text:style-name="T11">;</text:span><text:line-break/><text:span text:style-name="T11"> <text:s text:c="3"/></text:span><text:span text:style-name="T13">factorial = x</text:span><text:span text:style-name="T11">;</text:span><text:line-break/><text:span text:style-name="T11"> <text:s text:c="3"/></text:span><text:span text:style-name="T13">sum = </text:span><text:span text:style-name="T14">1.0</text:span><text:span text:style-name="T11">;</text:span><text:line-break/><text:span text:style-name="T11"> <text:s text:c="3"/>while </text:span><text:span text:style-name="T13">(counter&lt;=N)</text:span><text:line-break/><text:span text:style-name="T13"> <text:s text:c="3"/>{</text:span><text:line-break/><text:span text:style-name="T13"> <text:s text:c="7"/>sum+= factorial</text:span><text:span text:style-name="T11">;</text:span><text:line-break/><text:span text:style-name="T11"> <text:s text:c="7"/></text:span><text:span text:style-name="T13">factorial*= x / counter</text:span><text:span text:style-name="T11">;</text:span><text:line-break/><text:span text:style-name="T11"> <text:s text:c="7"/></text:span><text:span text:style-name="T13">counter++</text:span><text:span text:style-name="T11">;</text:span><text:line-break/><text:span text:style-name="T11"> <text:s text:c="3"/></text:span><text:span text:style-name="T13">}</text:span><text:line-break/><text:span text:style-name="T13"> <text:s text:c="3"/></text:span><text:span text:style-name="T11">return <text:s/></text:span><text:span text:style-name="T13">sum</text:span><text:span text:style-name="T11">;</text:span><text:line-break/><text:line-break/><text:span text:style-name="T13">}</text:span><text:line-break/><text:line-break/><text:span text:style-name="T11">double </text:span><text:span text:style-name="T12">fab</text:span><text:span text:style-name="T13">(</text:span><text:span text:style-name="T11">double </text:span><text:span text:style-name="T13">x){</text:span><text:line-break/><text:span text:style-name="T13"> <text:s text:c="3"/></text:span><text:span text:style-name="T11">if </text:span><text:span text:style-name="T13">(x &gt; </text:span><text:span text:style-name="T14">0</text:span><text:span text:style-name="T13">)</text:span><text:line-break/><text:span text:style-name="T13"> <text:s text:c="7"/></text:span><text:span text:style-name="T11">return </text:span><text:span text:style-name="T13">x</text:span><text:span text:style-name="T11">;</text:span><text:line-break/><text:span text:style-name="T11"> <text:s text:c="3"/>else return </text:span><text:span text:style-name="T13">x * -</text:span><text:span text:style-name="T14">1</text:span><text:span text:style-name="T11">;</text:span><text:line-break/><text:span text:style-name="T13">}</text:span><text:line-break/><text:span text:style-name="T11">int </text:span><text:span text:style-name="T12">test</text:span><text:span text:style-name="T13">(</text:span><text:span text:style-name="T11">void </text:span><text:span text:style-name="T13">){</text:span><text:line-break/><text:span text:style-name="T13"> <text:s text:c="3"/></text:span><text:span text:style-name="T11">int </text:span><text:span text:style-name="T13">r = </text:span><text:span text:style-name="T14">0</text:span><text:span text:style-name="T11">;</text:span><text:line-break/><text:line-break/><text:span text:style-name="T11"> <text:s text:c="3"/></text:span><text:span text:style-name="T13">r = r || (fab((e_x(</text:span><text:span text:style-name="T14">1.00</text:span><text:span text:style-name="T13">)) - (exp(</text:span><text:span text:style-name="T14">1.00</text:span><text:span text:style-name="T13">))) &gt; </text:span><text:span text:style-name="T14">0.0002</text:span><text:span text:style-name="T13">)</text:span><text:span text:style-name="T11">;</text:span><text:line-break/><text:span text:style-name="T11"> <text:s text:c="3"/></text:span><text:span text:style-name="T13">r = r || (fab((e_x(</text:span><text:span text:style-name="T14">2.5</text:span><text:span text:style-name="T13">)) - (exp(</text:span><text:span text:style-name="T14">2.50</text:span><text:span text:style-name="T13">))) &gt; </text:span><text:span text:style-name="T14">0.0002</text:span><text:span text:style-name="T13">)</text:span><text:span text:style-name="T11">;</text:span><text:line-break/><text:span text:style-name="T11"> <text:s text:c="3"/></text:span><text:span text:style-name="T13">r = r || (fab((e_x(</text:span><text:span text:style-name="T14">3.00</text:span><text:span text:style-name="T13">)) - (exp(</text:span><text:span text:style-name="T14">3.00</text:span><text:span text:style-name="T13">))) &gt; </text:span><text:span text:style-name="T14">0.0002</text:span><text:span text:style-name="T13">)</text:span><text:span text:style-name="T11">;</text:span><text:line-break/><text:span text:style-name="T11"> <text:s text:c="3"/></text:span><text:span text:style-name="T13">r = r || (fab((e_x(</text:span><text:span text:style-name="T14">4.00</text:span><text:span text:style-name="T13">)) - (exp(</text:span><text:span text:style-name="T14">4.00</text:span><text:span text:style-name="T13">))) &gt; </text:span><text:span text:style-name="T14">0.0002</text:span><text:span text:style-name="T13">)</text:span><text:span text:style-name="T11">;</text:span><text:line-break/><text:line-break/><text:span text:style-name="T11"> <text:s text:c="3"/>return </text:span><text:span text:style-name="T13">r</text:span><text:span text:style-name="T11">;</text:span><text:line-break/><text:line-break/><text:span text:style-name="T13">}</text:span><text:line-break/><text:line-break/><text:span text:style-name="T11">int </text:span><text:span text:style-name="T12">main</text:span><text:span text:style-name="T13">(</text:span><text:span text:style-name="T11">void</text:span><text:span text:style-name="T13">)</text:span><text:line-break/><text:span text:style-name="T13">{</text:span><text:line-break/><text:span text:style-name="T13"> <text:s text:c="3"/></text:span><text:span text:style-name="T11">return </text:span><text:span text:style-name="T13">test()</text:span><text:span text:style-name="T11">;</text:span><text:line-break/><text:span text:style-name="T13">}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6T16:34:52.974000000</meta:creation-date>
    <dc:date>2022-06-16T16:36:08.496000000</dc:date>
    <meta:editing-duration>PT1M15S</meta:editing-duration>
    <meta:editing-cycles>1</meta:editing-cycles>
    <meta:document-statistic meta:table-count="3" meta:image-count="0" meta:object-count="0" meta:page-count="2" meta:paragraph-count="20" meta:word-count="154" meta:character-count="1024" meta:non-whitespace-character-count="766"/>
    <meta:generator>LibreOffice/7.2.2.2$Windows_X86_64 LibreOffice_project/02b2acce88a210515b4a5bb2e46cbfb63fe97d56</meta:generator>
  </office:meta>
</office:document-meta>
</file>